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5.6cm" table:align="left"/>
    </style:style>
    <style:style style:name="Tableau1.A" style:family="table-column">
      <style:table-column-properties style:column-width="2.999cm"/>
    </style:style>
    <style:style style:name="Tableau1.B" style:family="table-column">
      <style:table-column-properties style:column-width="6.703cm"/>
    </style:style>
    <style:style style:name="Tableau1.C" style:family="table-column">
      <style:table-column-properties style:column-width="5.898cm"/>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5.6cm" table:align="left"/>
    </style:style>
    <style:style style:name="Tableau2.A" style:family="table-column">
      <style:table-column-properties style:column-width="5.096cm"/>
    </style:style>
    <style:style style:name="Tableau2.B" style:family="table-column">
      <style:table-column-properties style:column-width="10.504cm"/>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justify" style:justify-single-word="false">
        <style:tab-stops>
          <style:tab-stop style:position="7.955cm"/>
        </style:tab-stops>
      </style:paragraph-properties>
      <style:text-properties fo:font-size="12pt" fo:font-weight="normal" officeooo:rsid="0011ea2e" officeooo:paragraph-rsid="0010ae09" fo:background-color="transparent" style:font-size-asian="12pt" style:font-weight-asian="normal" style:font-size-complex="12pt" style:font-weight-complex="normal"/>
    </style:style>
    <style:style style:name="P2" style:family="paragraph" style:parent-style-name="Standard">
      <style:paragraph-properties fo:text-align="justify" style:justify-single-word="false">
        <style:tab-stops>
          <style:tab-stop style:position="7.955cm"/>
        </style:tab-stops>
      </style:paragraph-properties>
      <style:text-properties fo:font-size="12pt" fo:font-weight="normal" officeooo:rsid="0011ea2e" officeooo:paragraph-rsid="0011ea2e" fo:background-color="transparent" style:font-size-asian="12pt" style:font-weight-asian="normal" style:font-size-complex="12pt" style:font-weight-complex="normal"/>
    </style:style>
    <style:style style:name="P3" style:family="paragraph" style:parent-style-name="Standard">
      <style:paragraph-properties fo:text-align="justify" style:justify-single-word="false">
        <style:tab-stops>
          <style:tab-stop style:position="7.955cm"/>
        </style:tab-stops>
      </style:paragraph-properties>
      <style:text-properties fo:font-size="12pt" fo:font-weight="normal" officeooo:rsid="00163ad6" officeooo:paragraph-rsid="0011ea2e" fo:background-color="transparent" style:font-size-asian="12pt" style:font-weight-asian="normal" style:font-size-complex="12pt" style:font-weight-complex="normal"/>
    </style:style>
    <style:style style:name="P4" style:family="paragraph" style:parent-style-name="Standard">
      <style:paragraph-properties fo:text-align="justify" style:justify-single-word="false">
        <style:tab-stops>
          <style:tab-stop style:position="7.955cm"/>
        </style:tab-stops>
      </style:paragraph-properties>
      <style:text-properties fo:font-size="12pt" fo:font-weight="normal" officeooo:rsid="001b9dce" officeooo:paragraph-rsid="001b9dce" fo:background-color="transparent" style:font-size-asian="12pt" style:font-weight-asian="normal" style:font-size-complex="12pt" style:font-weight-complex="normal"/>
    </style:style>
    <style:style style:name="P5" style:family="paragraph" style:parent-style-name="Standard">
      <style:paragraph-properties fo:text-align="justify" style:justify-single-word="false">
        <style:tab-stops>
          <style:tab-stop style:position="7.955cm"/>
        </style:tab-stops>
      </style:paragraph-properties>
      <style:text-properties fo:font-size="12pt" fo:font-weight="normal" officeooo:rsid="00177661" officeooo:paragraph-rsid="001b9dce" fo:background-color="transparent" style:font-size-asian="12pt" style:font-weight-asian="normal" style:font-size-complex="12pt" style:font-weight-complex="normal"/>
    </style:style>
    <style:style style:name="P6" style:family="paragraph" style:parent-style-name="Standard">
      <style:paragraph-properties fo:text-align="start" style:justify-single-word="false">
        <style:tab-stops>
          <style:tab-stop style:position="7.955c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rsid="0011ea2e" officeooo:paragraph-rsid="001b9dce"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ab-stops>
          <style:tab-stop style:position="7.955c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rsid="004035e1" officeooo:paragraph-rsid="001de82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ea2e" officeooo:paragraph-rsid="0011ea2e"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ea2e" officeooo:paragraph-rsid="001b9dce"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ea2e" officeooo:paragraph-rsid="001c6bf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b3a3" officeooo:paragraph-rsid="0012b3a3"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b3a3" officeooo:paragraph-rsid="00181c45"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b3a3" officeooo:paragraph-rsid="001b9dc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1c81" officeooo:paragraph-rsid="00141c8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1c45" officeooo:paragraph-rsid="00181c4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9dce" officeooo:paragraph-rsid="001b9dc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9dce" officeooo:paragraph-rsid="001c6bff"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6bff" officeooo:paragraph-rsid="001c6bf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dfcd" officeooo:paragraph-rsid="001cdfc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e822" officeooo:paragraph-rsid="001de822"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c1b2" officeooo:paragraph-rsid="001fc1b2"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50fb" officeooo:paragraph-rsid="002150fb"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dacf" officeooo:paragraph-rsid="0023dac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a4ba" officeooo:paragraph-rsid="0025a4ba"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62789" officeooo:paragraph-rsid="00262789"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8fad" officeooo:paragraph-rsid="00278fa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709f" officeooo:paragraph-rsid="0029709f"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normal" officeooo:rsid="00278fad" officeooo:paragraph-rsid="00278fad"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itle">
      <style:paragraph-properties fo:break-before="page"/>
      <style:text-properties officeooo:rsid="001b9dce"/>
    </style:style>
    <style:style style:name="P30" style:family="paragraph" style:parent-style-name="Heading_20_1" style:list-style-name=""/>
    <style:style style:name="P31" style:family="paragraph" style:parent-style-name="Heading_20_1">
      <style:paragraph-properties fo:break-before="page"/>
    </style:style>
    <style:style style:name="T1" style:family="text">
      <style:text-properties officeooo:rsid="0012b3a3"/>
    </style:style>
    <style:style style:name="T2" style:family="text">
      <style:text-properties officeooo:rsid="00181c45"/>
    </style:style>
    <style:style style:name="T3" style:family="text">
      <style:text-properties officeooo:rsid="0019bf6b"/>
    </style:style>
    <style:style style:name="T4" style:family="text">
      <style:text-properties officeooo:rsid="001b9dce"/>
    </style:style>
    <style:style style:name="T5" style:family="text">
      <style:text-properties officeooo:rsid="00458f3e" fo:background-color="transparent" loext:char-shading-value="0"/>
    </style:style>
    <style:style style:name="T6" style:family="text">
      <style:text-properties officeooo:rsid="003f2cc1" fo:background-color="transparent" loext:char-shading-value="0"/>
    </style:style>
    <style:style style:name="T7" style:family="text">
      <style:text-properties officeooo:rsid="0029709f" fo:background-color="transparent" loext:char-shading-value="0"/>
    </style:style>
    <style:style style:name="T8" style:family="text">
      <style:text-properties officeooo:rsid="001c6bff"/>
    </style:style>
    <style:style style:name="T9" style:family="text">
      <style:text-properties officeooo:rsid="001cf4cb"/>
    </style:style>
    <style:style style:name="T10" style:family="text">
      <style:text-properties officeooo:rsid="001fc1b2"/>
    </style:style>
    <style:style style:name="T11" style:family="text">
      <style:text-properties officeooo:rsid="00227ef0"/>
    </style:style>
    <style:style style:name="T12" style:family="text">
      <style:text-properties officeooo:rsid="00262789"/>
    </style:style>
    <style:style style:name="T13" style:family="text">
      <style:text-properties officeooo:rsid="0029bf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Risques et conflits d’intérêts liés aux activités COFRAC</text:p>
      <text:p text:style-name="Subtitle">DLCF</text:p>
      <text:h text:style-name="Heading_20_1" text:outline-level="1">Conflits d’intérêt</text:h>
      <text:p text:style-name="P1"/>
      <text:h text:style-name="Heading_20_2" text:outline-level="2">Analyse des impacts 2019</text:h>
      <text:p text:style-name="P2"/>
      <table:table table:name="Tableau1" table:style-name="Tableau1">
        <table:table-column table:style-name="Tableau1.A"/>
        <table:table-column table:style-name="Tableau1.B"/>
        <table:table-column table:style-name="Tableau1.C"/>
        <table:table-row>
          <table:table-cell table:style-name="Tableau1.A1" office:value-type="string">
            <text:p text:style-name="P8">Type de conflit d’intérêt</text:p>
          </table:table-cell>
          <table:table-cell table:style-name="Tableau1.A1" office:value-type="string">
            <text:p text:style-name="P11">commentaire(s)</text:p>
          </table:table-cell>
          <table:table-cell table:style-name="Tableau1.C1" office:value-type="string">
            <text:p text:style-name="P11">risque(s)</text:p>
          </table:table-cell>
        </table:table-row>
        <table:table-row>
          <table:table-cell table:style-name="Tableau1.A2" office:value-type="string">
            <text:p text:style-name="P8">1</text:p>
          </table:table-cell>
          <table:table-cell table:style-name="Tableau1.A2" office:value-type="string">
            <text:p text:style-name="P8"><text:span text:style-name="T2">UT béton durçi</text:span> : <text:span text:style-name="T1">sans objet</text:span></text:p>
            <text:p text:style-name="P8"/>
            <text:p text:style-name="P12"><text:span text:style-name="T2">UT granulats</text:span> : <text:span text:style-name="T2">sans objet car l’UT </text:span>ne fait pas d'essai Cofrac pour des entreprises du BTP </text:p>
          </table:table-cell>
          <table:table-cell table:style-name="Tableau1.C2" office:value-type="string">
            <text:p text:style-name="P15">RAS</text:p>
          </table:table-cell>
        </table:table-row>
        <table:table-row>
          <table:table-cell table:style-name="Tableau1.A2" office:value-type="string">
            <text:p text:style-name="P8">2</text:p>
          </table:table-cell>
          <table:table-cell table:style-name="Tableau1.A2" office:value-type="string">
            <text:p text:style-name="P11"><text:span text:style-name="T3">À anticiper pour 2020 : </text:span>audit par Mathieu CIPIERE de la centrale SOCAMAC (Aurillac) qui fournit le chantier de la déviation de SANSAC sur lequel le Cerema Clermont-Ferrand intervient en contrôle extérieur <text:span text:style-name="T3">(Bruno BOULET : responsable de programme de contrôle)</text:span></text:p>
          </table:table-cell>
          <table:table-cell table:style-name="Tableau1.C2" office:value-type="string">
            <text:p text:style-name="P11">Risque faible</text:p>
            <text:p text:style-name="P11">quantités livrées très faibles (pieux seulement)</text:p>
          </table:table-cell>
        </table:table-row>
        <table:table-row>
          <table:table-cell table:style-name="Tableau1.A2" office:value-type="string">
            <text:p text:style-name="P8">3</text:p>
          </table:table-cell>
          <table:table-cell table:style-name="Tableau1.A2" office:value-type="string">
            <text:p text:style-name="P11">Sans objet</text:p>
          </table:table-cell>
          <table:table-cell table:style-name="Tableau1.C2" office:value-type="string">
            <text:p text:style-name="P11">RAS</text:p>
          </table:table-cell>
        </table:table-row>
        <table:table-row>
          <table:table-cell table:style-name="Tableau1.A2" office:value-type="string">
            <text:p text:style-name="P8">4</text:p>
          </table:table-cell>
          <table:table-cell table:style-name="Tableau1.A2" office:value-type="string">
            <text:p text:style-name="P11">Sans objet</text:p>
          </table:table-cell>
          <table:table-cell table:style-name="Tableau1.C2" office:value-type="string">
            <text:p text:style-name="P14">RAS</text:p>
          </table:table-cell>
        </table:table-row>
      </table:table>
      <text:p text:style-name="P3"/>
      <text:h text:style-name="P30" text:outline-level="1"/>
      <text:h text:style-name="P31" text:outline-level="1">Risques</text:h>
      <text:p text:style-name="P3"/>
      <text:h text:style-name="Heading_20_2" text:outline-level="2">Analyse de risque 2019</text:h>
      <text:p text:style-name="P4"/>
      <table:table table:name="Tableau2" table:style-name="Tableau2">
        <table:table-column table:style-name="Tableau2.A"/>
        <table:table-column table:style-name="Tableau2.B"/>
        <table:table-row>
          <table:table-cell table:style-name="Tableau2.A1" office:value-type="string">
            <text:p text:style-name="P16">Risque</text:p>
          </table:table-cell>
          <table:table-cell table:style-name="Tableau2.B1" office:value-type="string">
            <text:p text:style-name="P16">Evaluation</text:p>
          </table:table-cell>
        </table:table-row>
        <table:table-row>
          <table:table-cell table:style-name="Tableau2.A2" office:value-type="string">
            <text:p text:style-name="P6"><text:span text:style-name="T5">défaut de ressources humaines (</text:span><text:span text:style-name="T6">départ(s)/</text:span><text:span text:style-name="T5">mutation(s), défaillance de formation </text:span><text:span text:style-name="T7">ou de mise à disposition de l’information</text:span><text:span text:style-name="T5">)</text:span></text:p>
          </table:table-cell>
          <table:table-cell table:style-name="Tableau2.B2" office:value-type="string">
            <text:p text:style-name="P18">D’une manière général, des formations au nouveau référentiel NF EN ISO/IEC 17025:2017 ont été organisées par le Cerema. Y ont participé pour le DLCF : Alexandre CUER, Patrick CHAGNEAU, Bruno BOULET, Loic BLACHERE.</text:p>
            <text:p text:style-name="P19">Tous les documents sont accessibles sur le serveur claire <text:span text:style-name="T9">du cerema :</text:span></text:p>
            <text:p text:style-name="P19"><text:a xlink:type="simple" xlink:href="file://cerema.fr/Claire/20-ACTIVITES_TRANSVERSALES/90-Evaluation_amelioration/71-Formations/Cofrac_ISO17025/2019_03_19_CE" text:style-name="Internet_20_link" text:visited-style-name="Visited_20_Internet_20_Link">\\cerema.fr\Claire\20-ACTIVITES_TRANSVERSALES\90-Evaluation_amelioration\71-Formations\Cofrac_ISO17025\2019_03_19_CE</text:a></text:p>
            <text:p text:style-name="P10"/>
            <text:p text:style-name="P10"><text:span text:style-name="T2">UT béton durçi</text:span> : <text:span text:style-name="T4">le départ de Vincent GARDE a mis l’unité dans une position difficile. Toutefois 2 facteurs permettent d’affirmer que la situation est sous-contrôle : </text:span></text:p>
            <text:p text:style-name="P17">- le recrutement de Mathieu CIPIERE qui dispose de compétences sur les essais de bétons en général</text:p>
            <text:p text:style-name="P17">- la qualification de Patrick CHAGNEAU comme chargé d’essai XP 18-462 - migration accélérée des chlorures</text:p>
            <text:p text:style-name="P9"/>
            <text:p text:style-name="P13"><text:span text:style-name="T2">UT granulats</text:span> : <text:span text:style-name="T8">avec le prochain départ de Sébastien LIANDRAT qui cumulait les fonctions de responsable d’essais et de chef d’UT, l’UT est en situation critique.</text:span></text:p>
            <text:p text:style-name="P19">La qualification de Loic BLACHERE comme responsable d’essais est prévue d’içi la fin de l’année 2019. Une période de transition jusqu’à la fin du premier semestre 2020 prévoit que Sébastien LIANDRAT continue d’assumer son rôle de chef d’UT. Ensuite ce sera son remplaçant ou jérome ALBARET, chef de l’unité MI au sein de laquelle l’UT granulats est positionnée, qui assumera cette fonction. <text:span text:style-name="T11">Il conviendrait dès à présent de faire relire les PV de l’UT granulats par Jérome ALBARET</text:span></text:p>
            <text:p text:style-name="P19"/>
            <text:p text:style-name="P19">Sébastien LIANDRAT n’a pas été formé au <text:span text:style-name="T8">nouveau référentiel NF EN ISO/IEC 17025:2017, </text:span>mais vu qu’il change de fonction, les risques induits sont faibles. <text:span text:style-name="T9">De plus, Loic BLACHERE a été formé.</text:span></text:p>
            <text:p text:style-name="P19"/>
            <text:p text:style-name="P27">Jacques BLACHE du laboratoire de Lyon exerce comme responsable d’essais suppléant pour l’UT granulats. Il existe un risque que Jacques BLACHE ne soit pas au courant en temps réel des procédures de l’UT granulats. Ce risque est faible. Les procédures lui ont toutes été communiquées et il les connaît bien réalisant des audits internes pour le DLCF <text:soft-page-break/>sur ce même périmètre de l’UT granulats.</text:p>
            <text:p text:style-name="P27">De plus il est désormais destinataire de tous les mels du RQD concernant les modifications de documentation dans GEDOQ.</text:p>
          </table:table-cell>
        </table:table-row>
        <table:table-row>
          <table:table-cell table:style-name="Tableau2.A2" office:value-type="string">
            <text:p text:style-name="P7">utilisation matériel(s)/consommable(s) non conforme(s)</text:p>
          </table:table-cell>
          <table:table-cell table:style-name="Tableau2.B2" office:value-type="string">
            <text:p text:style-name="P24">En matière de métrologie des appareils de mesure, <text:span text:style-name="T12">le circuit de l’information métrologie a été précisé en 2019, et la métrologie du DLCF colle systématiquement les étiquettes, qu’il s’agisse de matériels étalonnés par la cellule métrologie, en interne à l’unité, ou en externe à l’entreprise. Il n’y a donc plus de risque d’utiliser un matériel non conforme, sauf si les tolérances (EMT) ne sont pas effectivement transmises à la métrologie par l’unité. </text:span></text:p>
            <text:p text:style-name="P25">En 2019, une revue des tolérances sera effectuées sur tout le champ du COFRAC au niveau de l’unité granulats, pour détecter si des matériels sont dans ce cas (EMT pas précisées)</text:p>
            <text:p text:style-name="P25"/>
            <text:p text:style-name="P28">Focus sur les balances</text:p>
            <text:p text:style-name="P26">Pour fiabiliser le contrôle interne réalisé au fil de l’eau par les unités sur les balances, il a été décidé pour les fiabiliser de systématiser la vérification par la métrologie interne des masses de contrôles utilisées pour les auto-contrôles. Ces vérifications seront réalisées en même temps que les étalonnages.</text:p>
            <text:p text:style-name="P21"/>
          </table:table-cell>
        </table:table-row>
        <table:table-row>
          <table:table-cell table:style-name="Tableau2.A2" office:value-type="string">
            <text:p text:style-name="P9">risque organisationnel général lié aux réorganisations éventuelles de l’établissement public dont fait partie le laboratoire</text:p>
          </table:table-cell>
          <table:table-cell table:style-name="Tableau2.B2" office:value-type="string">
            <text:p text:style-name="P20">La démarche Cerem’Avenir a été lancée par le directeur général du Cerema avec pour objectif de revisiter l’organisation générale du <text:span text:style-name="T10">C</text:span>erema pour la rendre plus efficace</text:p>
            <text:p text:style-name="P21">Cerem’Avenir est plus une opportunité qu’un risque car la position officielle est de maintenir les systèmes qualité, notamment COFRAC</text:p>
            <text:p text:style-name="P21"/>
          </table:table-cell>
        </table:table-row>
        <table:table-row>
          <table:table-cell table:style-name="Tableau2.A2" office:value-type="string">
            <text:p text:style-name="P21">Défaillance d’un partenaire externe</text:p>
          </table:table-cell>
          <table:table-cell table:style-name="Tableau2.B2" office:value-type="string">
            <text:p text:style-name="P21">Le projet Cerem’Avenir prévoit le remplacement de l’outil de gestion des affaires Sigma par un outil de gestion de projets <text:span text:style-name="T11">NOVA </text:span>– pour l’instant, il est trop tôt pour évaluer l’impact possible de ce changement sur notre organisation COFRAC</text:p>
            <text:p text:style-name="P21"/>
            <text:p text:style-name="P22">Gedoq est toujours défaillant et ne procède plus à l’envoi automatique des documents révisés aux personnels concernés. Les risques sont faibles, le RQD envoi<text:span text:style-name="T11">e</text:span> des mels manuels. </text:p>
            <text:p text:style-name="P22"/>
            <text:p text:style-name="P23">Pour les autres prestataires externes (métrologie externe, banc mutualisé de contrôle des tamis, auditeurs internes, <text:span text:style-name="T13">informatique mutualisée Cerema Centre-Est, ressources humaines</text:span>) pas de risque identifié en 2019</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e CUER</meta:initial-creator>
    <meta:creation-date>2019-10-02T11:35:09.798000000</meta:creation-date>
    <dc:date>2019-10-16T15:08:02.065000000</dc:date>
    <dc:creator>Alexandre CUER</dc:creator>
    <meta:editing-duration>PT1H6M39S</meta:editing-duration>
    <meta:editing-cycles>16</meta:editing-cycles>
    <meta:generator>LibreOffice/6.1.4.2$Windows_X86_64 LibreOffice_project/9d0f32d1f0b509096fd65e0d4bec26ddd1938fd3</meta:generator>
    <meta:document-statistic meta:table-count="2" meta:image-count="0" meta:object-count="0" meta:page-count="3" meta:paragraph-count="49" meta:word-count="765" meta:character-count="4998" meta:non-whitespace-character-count="4277"/>
  </office:meta>
</office:document-meta>
</file>